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01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21.87mm"/>
    </style:style>
    <style:style style:name="co4" style:family="table-column">
      <style:table-column-properties fo:break-before="auto" style:column-width="19.97mm"/>
    </style:style>
    <style:style style:name="co5" style:family="table-column">
      <style:table-column-properties fo:break-before="auto" style:column-width="27.27mm"/>
    </style:style>
    <style:style style:name="co6" style:family="table-column">
      <style:table-column-properties fo:break-before="auto" style:column-width="9.07mm"/>
    </style:style>
    <style:style style:name="co7" style:family="table-column">
      <style:table-column-properties fo:break-before="auto" style:column-width="17.78mm"/>
    </style:style>
    <style:style style:name="co8" style:family="table-column">
      <style:table-column-properties fo:break-before="auto" style:column-width="26.49mm"/>
    </style:style>
    <style:style style:name="co9" style:family="table-column">
      <style:table-column-properties fo:break-before="auto" style:column-width="25.4mm"/>
    </style:style>
    <style:style style:name="co10" style:family="table-column">
      <style:table-column-properties fo:break-before="auto" style:column-width="25.14mm"/>
    </style:style>
    <style:style style:name="co11" style:family="table-column">
      <style:table-column-properties fo:break-before="auto" style:column-width="25.68mm"/>
    </style:style>
    <style:style style:name="co12" style:family="table-column">
      <style:table-column-properties fo:break-before="auto" style:column-width="16.42mm"/>
    </style:style>
    <style:style style:name="co13" style:family="table-column">
      <style:table-column-properties fo:break-before="auto" style:column-width="10.71mm"/>
    </style:style>
    <style:style style:name="co14" style:family="table-column">
      <style:table-column-properties fo:break-before="auto" style:column-width="11.78mm"/>
    </style:style>
    <style:style style:name="co15" style:family="table-column">
      <style:table-column-properties fo:break-before="auto" style:column-width="17.52mm"/>
    </style:style>
    <style:style style:name="co16" style:family="table-column">
      <style:table-column-properties fo:break-before="auto" style:column-width="15.59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22.14mm"/>
    </style:style>
    <style:style style:name="co19" style:family="table-column">
      <style:table-column-properties fo:break-before="auto" style:column-width="18.33mm"/>
    </style:style>
    <style:style style:name="co20" style:family="table-column">
      <style:table-column-properties fo:break-before="auto" style:column-width="21.04mm"/>
    </style:style>
    <style:style style:name="co21" style:family="table-column">
      <style:table-column-properties fo:break-before="auto" style:column-width="27.59mm"/>
    </style:style>
    <style:style style:name="co22" style:family="table-column">
      <style:table-column-properties fo:break-before="auto" style:column-width="29.76mm"/>
    </style:style>
    <style:style style:name="co23" style:family="table-column">
      <style:table-column-properties fo:break-before="auto" style:column-width="27.04mm"/>
    </style:style>
    <style:style style:name="co24" style:family="table-column">
      <style:table-column-properties fo:break-before="auto" style:column-width="4.97mm"/>
    </style:style>
    <style:style style:name="co2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 tableooo:tab-color="#66ff00"/>
    </style:style>
    <style:style style:name="ta2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R-SA-varia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number-columns-repeated="2" table:default-cell-style-name="Default"/>
        <table:table-column table:style-name="co21" table:default-cell-style-name="Default"/>
        <table:table-column table:style-name="co9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_model</text:p>
          </table:table-cell>
          <table:table-cell office:value-type="string" calcext:value-type="string">
            <text:p>cap_com</text:p>
          </table:table-cell>
          <table:table-cell office:value-type="string" calcext:value-type="string">
            <text:p>nei_sensing</text:p>
          </table:table-cell>
          <table:table-cell office:value-type="string" calcext:value-type="string">
            <text:p>lit_sensing</text:p>
          </table:table-cell>
          <table:table-cell office:value-type="string" calcext:value-type="string">
            <text:p>FoV</text:p>
          </table:table-cell>
          <table:table-cell office:value-type="string" calcext:value-type="string">
            <text:p>rVel</text:p>
          </table:table-cell>
          <table:table-cell office:value-type="string" calcext:value-type="string">
            <text:p>turn_prob</text:p>
          </table:table-cell>
          <table:table-cell office:value-type="string" calcext:value-type="string">
            <text:p>turn_prob_max</text:p>
          </table:table-cell>
          <table:table-cell office:value-type="string" calcext:value-type="string">
            <text:p>turn_prob_min</text:p>
          </table:table-cell>
          <table:table-cell office:value-type="string" calcext:value-type="string">
            <text:p>abandon_prob</text:p>
          </table:table-cell>
          <table:table-cell office:value-type="string" calcext:value-type="string">
            <text:p>picking_lit_du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umin</text:p>
          </table:table-cell>
          <table:table-cell office:value-type="string" calcext:value-type="string">
            <text:p>umax</text:p>
          </table:table-cell>
          <table:table-cell office:value-type="string" calcext:value-type="string">
            <text:p>n_stddev</text:p>
          </table:table-cell>
          <table:table-cell office:value-type="string" calcext:value-type="string">
            <text:p>n_mean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noise_mean</text:p>
          </table:table-cell>
          <table:table-cell office:value-type="string" calcext:value-type="string">
            <text:p>noise_std</text:p>
          </table:table-cell>
          <table:table-cell office:value-type="string" calcext:value-type="string">
            <text:p>queue_size</text:p>
          </table:table-cell>
          <table:table-cell office:value-type="string" calcext:value-type="string">
            <text:p>correction_mtd</text:p>
          </table:table-cell>
          <table:table-cell office:value-type="string" calcext:value-type="string">
            <text:p>escape_dist</text:p>
          </table:table-cell>
          <table:table-cell office:value-type="string" calcext:value-type="string">
            <text:p>call_scale_mult</text:p>
          </table:table-cell>
          <table:table-cell office:value-type="string" calcext:value-type="string">
            <text:p>call_scale_div</text:p>
          </table:table-cell>
          <table:table-cell office:value-type="string" calcext:value-type="string">
            <text:p>lit_threshold</text:p>
          </table:table-cell>
          <table:table-cell office:value-type="string" calcext:value-type="string">
            <text:p>repel_scale_mult</text:p>
          </table:table-cell>
          <table:table-cell office:value-type="string" calcext:value-type="string">
            <text:p>repel_scale_div</text:p>
          </table:table-cell>
          <table:table-cell office:value-type="string" calcext:value-type="string">
            <text:p>log_rate</text:p>
          </table:table-cell>
          <table:table-cell office:value-type="string" calcext:value-type="string">
            <text:p>max_step_siz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]/0.005*100)&amp;&quot;-Q&quot;&amp;[.W2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]/0.005*100)&amp;&quot;-Q&quot;&amp;[.W3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]/0.005*100)&amp;&quot;-Q&quot;&amp;[.W4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]/0.005*100)&amp;&quot;-Q&quot;&amp;[.W5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]/0.005*100)&amp;&quot;-Q&quot;&amp;[.W6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]/0.005*100)&amp;&quot;-Q&quot;&amp;[.W7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]/0.005*100)&amp;&quot;-Q&quot;&amp;[.W8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]/0.005*100)&amp;&quot;-Q&quot;&amp;[.W9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]/0.005*100)&amp;&quot;-Q&quot;&amp;[.W10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]/0.005*100)&amp;&quot;-Q&quot;&amp;[.W11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2]/0.005*100)&amp;&quot;-Q&quot;&amp;[.W12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3]/0.005*100)&amp;&quot;-Q&quot;&amp;[.W13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4]/0.005*100)&amp;&quot;-Q&quot;&amp;[.W14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5]/0.005*100)&amp;&quot;-Q&quot;&amp;[.W15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6]/0.005*100)&amp;&quot;-Q&quot;&amp;[.W16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7]/0.005*100)&amp;&quot;-Q&quot;&amp;[.W17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8]/0.005*100)&amp;&quot;-Q&quot;&amp;[.W18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9]/0.005*100)&amp;&quot;-Q&quot;&amp;[.W19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0]/0.005*100)&amp;&quot;-Q&quot;&amp;[.W20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1]/0.005*100)&amp;&quot;-Q&quot;&amp;[.W21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2]/0.005*100)&amp;&quot;-Q&quot;&amp;[.W22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3]/0.005*100)&amp;&quot;-Q&quot;&amp;[.W23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4]/0.005*100)&amp;&quot;-Q&quot;&amp;[.W24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5]/0.005*100)&amp;&quot;-Q&quot;&amp;[.W25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6]/0.005*100)&amp;&quot;-Q&quot;&amp;[.W26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7]/0.005*100)&amp;&quot;-Q&quot;&amp;[.W27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8]/0.005*100)&amp;&quot;-Q&quot;&amp;[.W28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9]/0.005*100)&amp;&quot;-Q&quot;&amp;[.W29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0]/0.005*100)&amp;&quot;-Q&quot;&amp;[.W30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1]/0.005*100)&amp;&quot;-Q&quot;&amp;[.W31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2]/0.005*100)&amp;&quot;-Q&quot;&amp;[.W32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3]/0.005*100)&amp;&quot;-Q&quot;&amp;[.W33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4]/0.005*100)&amp;&quot;-Q&quot;&amp;[.W34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5]/0.005*100)&amp;&quot;-Q&quot;&amp;[.W35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6]/0.005*100)&amp;&quot;-Q&quot;&amp;[.W36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7]/0.005*100)&amp;&quot;-Q&quot;&amp;[.W37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8]/0.005*100)&amp;&quot;-Q&quot;&amp;[.W38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9]/0.005*100)&amp;&quot;-Q&quot;&amp;[.W39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0]/0.005*100)&amp;&quot;-Q&quot;&amp;[.W40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1]/0.005*100)&amp;&quot;-Q&quot;&amp;[.W41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2]/0.005*100)&amp;&quot;-Q&quot;&amp;[.W42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3]/0.005*100)&amp;&quot;-Q&quot;&amp;[.W43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4]/0.005*100)&amp;&quot;-Q&quot;&amp;[.W44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5]/0.005*100)&amp;&quot;-Q&quot;&amp;[.W45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6]/0.005*100)&amp;&quot;-Q&quot;&amp;[.W46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7]/0.005*100)&amp;&quot;-Q&quot;&amp;[.W47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8]/0.005*100)&amp;&quot;-Q&quot;&amp;[.W48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9]/0.005*100)&amp;&quot;-Q&quot;&amp;[.W49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0]/0.005*100)&amp;&quot;-Q&quot;&amp;[.W50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1]/0.005*100)&amp;&quot;-Q&quot;&amp;[.W51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2]/0.005*100)&amp;&quot;-Q&quot;&amp;[.W52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3]/0.005*100)&amp;&quot;-Q&quot;&amp;[.W53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4]/0.005*100)&amp;&quot;-Q&quot;&amp;[.W54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5]/0.005*100)&amp;&quot;-Q&quot;&amp;[.W55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6]/0.005*100)&amp;&quot;-Q&quot;&amp;[.W56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7]/0.005*100)&amp;&quot;-Q&quot;&amp;[.W57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8]/0.005*100)&amp;&quot;-Q&quot;&amp;[.W58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9]/0.005*100)&amp;&quot;-Q&quot;&amp;[.W59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0]/0.005*100)&amp;&quot;-Q&quot;&amp;[.W60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1]/0.005*100)&amp;&quot;-Q&quot;&amp;[.W61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2]/0.005*100)&amp;&quot;-Q&quot;&amp;[.W62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3]/0.005*100)&amp;&quot;-Q&quot;&amp;[.W63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4]/0.005*100)&amp;&quot;-Q&quot;&amp;[.W64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5]/0.005*100)&amp;&quot;-Q&quot;&amp;[.W65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6]/0.005*100)&amp;&quot;-Q&quot;&amp;[.W66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7]/0.005*100)&amp;&quot;-Q&quot;&amp;[.W67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8]/0.005*100)&amp;&quot;-Q&quot;&amp;[.W68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9]/0.005*100)&amp;&quot;-Q&quot;&amp;[.W69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0]/0.005*100)&amp;&quot;-Q&quot;&amp;[.W70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1]/0.005*100)&amp;&quot;-Q&quot;&amp;[.W71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2]/0.005*100)&amp;&quot;-Q&quot;&amp;[.W72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3]/0.005*100)&amp;&quot;-Q&quot;&amp;[.W73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4]/0.005*100)&amp;&quot;-Q&quot;&amp;[.W74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5]/0.005*100)&amp;&quot;-Q&quot;&amp;[.W75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6]/0.005*100)&amp;&quot;-Q&quot;&amp;[.W76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7]/0.005*100)&amp;&quot;-Q&quot;&amp;[.W77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8]/0.005*100)&amp;&quot;-Q&quot;&amp;[.W78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9]/0.005*100)&amp;&quot;-Q&quot;&amp;[.W79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0]/0.005*100)&amp;&quot;-Q&quot;&amp;[.W80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1]/0.005*100)&amp;&quot;-Q&quot;&amp;[.W81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2]/0.005*100)&amp;&quot;-Q&quot;&amp;[.W82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3]/0.005*100)&amp;&quot;-Q&quot;&amp;[.W83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4]/0.005*100)&amp;&quot;-Q&quot;&amp;[.W84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5]/0.005*100)&amp;&quot;-Q&quot;&amp;[.W85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6]/0.005*100)&amp;&quot;-Q&quot;&amp;[.W86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7]/0.005*100)&amp;&quot;-Q&quot;&amp;[.W87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8]/0.005*100)&amp;&quot;-Q&quot;&amp;[.W88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9]/0.005*100)&amp;&quot;-Q&quot;&amp;[.W89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0]/0.005*100)&amp;&quot;-Q&quot;&amp;[.W90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1]/0.005*100)&amp;&quot;-Q&quot;&amp;[.W91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2]/0.005*100)&amp;&quot;-Q&quot;&amp;[.W92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3]/0.005*100)&amp;&quot;-Q&quot;&amp;[.W93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4]/0.005*100)&amp;&quot;-Q&quot;&amp;[.W94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5]/0.005*100)&amp;&quot;-Q&quot;&amp;[.W95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6]/0.005*100)&amp;&quot;-Q&quot;&amp;[.W96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7]/0.005*100)&amp;&quot;-Q&quot;&amp;[.W97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8]/0.005*100)&amp;&quot;-Q&quot;&amp;[.W98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9]/0.005*100)&amp;&quot;-Q&quot;&amp;[.W99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0]/0.005*100)&amp;&quot;-Q&quot;&amp;[.W100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1]/0.005*100)&amp;&quot;-Q&quot;&amp;[.W101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2]/0.005*100)&amp;&quot;-Q&quot;&amp;[.W102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3]/0.005*100)&amp;&quot;-Q&quot;&amp;[.W103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4]/0.005*100)&amp;&quot;-Q&quot;&amp;[.W104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5]/0.005*100)&amp;&quot;-Q&quot;&amp;[.W105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6]/0.005*100)&amp;&quot;-Q&quot;&amp;[.W106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7]/0.005*100)&amp;&quot;-Q&quot;&amp;[.W107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8]/0.005*100)&amp;&quot;-Q&quot;&amp;[.W108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9]/0.005*100)&amp;&quot;-Q&quot;&amp;[.W109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0]/0.005*100)&amp;&quot;-Q&quot;&amp;[.W110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1]/0.005*100)&amp;&quot;-Q&quot;&amp;[.W111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2]/0.005*100)&amp;&quot;-Q&quot;&amp;[.W112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3]/0.005*100)&amp;&quot;-Q&quot;&amp;[.W113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4]/0.005*100)&amp;&quot;-Q&quot;&amp;[.W114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5]/0.005*100)&amp;&quot;-Q&quot;&amp;[.W115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6]/0.005*100)&amp;&quot;-Q&quot;&amp;[.W116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7]/0.005*100)&amp;&quot;-Q&quot;&amp;[.W117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8]/0.005*100)&amp;&quot;-Q&quot;&amp;[.W118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9]/0.005*100)&amp;&quot;-Q&quot;&amp;[.W119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20]/0.005*100)&amp;&quot;-Q&quot;&amp;[.W120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21]/0.005*100)&amp;&quot;-Q&quot;&amp;[.W121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2]/0.005*100)&amp;&quot;-Q&quot;&amp;[.W122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3]/0.005*100)&amp;&quot;-Q&quot;&amp;[.W123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4]/0.005*100)&amp;&quot;-Q&quot;&amp;[.W124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5]/0.005*100)&amp;&quot;-Q&quot;&amp;[.W125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6]/0.005*100)&amp;&quot;-Q&quot;&amp;[.W126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7]/0.005*100)&amp;&quot;-Q&quot;&amp;[.W127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8]/0.005*100)&amp;&quot;-Q&quot;&amp;[.W128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9]/0.005*100)&amp;&quot;-Q&quot;&amp;[.W129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0]/0.005*100)&amp;&quot;-Q&quot;&amp;[.W130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1]/0.005*100)&amp;&quot;-Q&quot;&amp;[.W131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2]/0.005*100)&amp;&quot;-Q&quot;&amp;[.W132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3]/0.005*100)&amp;&quot;-Q&quot;&amp;[.W133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4]/0.005*100)&amp;&quot;-Q&quot;&amp;[.W134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5]/0.005*100)&amp;&quot;-Q&quot;&amp;[.W135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6]/0.005*100)&amp;&quot;-Q&quot;&amp;[.W136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7]/0.005*100)&amp;&quot;-Q&quot;&amp;[.W137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8]/0.005*100)&amp;&quot;-Q&quot;&amp;[.W138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9]/0.005*100)&amp;&quot;-Q&quot;&amp;[.W139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0]/0.005*100)&amp;&quot;-Q&quot;&amp;[.W140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1]/0.005*100)&amp;&quot;-Q&quot;&amp;[.W141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2]/0.005*100)&amp;&quot;-Q&quot;&amp;[.W142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3]/0.005*100)&amp;&quot;-Q&quot;&amp;[.W143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4]/0.005*100)&amp;&quot;-Q&quot;&amp;[.W144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5]/0.005*100)&amp;&quot;-Q&quot;&amp;[.W145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6]/0.005*100)&amp;&quot;-Q&quot;&amp;[.W146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7]/0.005*100)&amp;&quot;-Q&quot;&amp;[.W147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8]/0.005*100)&amp;&quot;-Q&quot;&amp;[.W148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9]/0.005*100)&amp;&quot;-Q&quot;&amp;[.W149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0]/0.005*100)&amp;&quot;-Q&quot;&amp;[.W150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5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1]/0.005*100)&amp;&quot;-Q&quot;&amp;[.W151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5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2]/0.005*100)&amp;&quot;-Q&quot;&amp;[.W152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3]/0.005*100)&amp;&quot;-Q&quot;&amp;[.W153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4]/0.005*100)&amp;&quot;-Q&quot;&amp;[.W154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5]/0.005*100)&amp;&quot;-Q&quot;&amp;[.W155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6]/0.005*100)&amp;&quot;-Q&quot;&amp;[.W156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7]/0.005*100)&amp;&quot;-Q&quot;&amp;[.W157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8]/0.005*100)&amp;&quot;-Q&quot;&amp;[.W158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9]/0.005*100)&amp;&quot;-Q&quot;&amp;[.W159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0]/0.005*100)&amp;&quot;-Q&quot;&amp;[.W160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1]/0.005*100)&amp;&quot;-Q&quot;&amp;[.W161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2]/0.005*100)&amp;&quot;-Q&quot;&amp;[.W162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3]/0.005*100)&amp;&quot;-Q&quot;&amp;[.W163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4]/0.005*100)&amp;&quot;-Q&quot;&amp;[.W164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5]/0.005*100)&amp;&quot;-Q&quot;&amp;[.W165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6]/0.005*100)&amp;&quot;-Q&quot;&amp;[.W166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7]/0.005*100)&amp;&quot;-Q&quot;&amp;[.W167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8]/0.005*100)&amp;&quot;-Q&quot;&amp;[.W168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9]/0.005*100)&amp;&quot;-Q&quot;&amp;[.W169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0]/0.005*100)&amp;&quot;-Q&quot;&amp;[.W170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1]/0.005*100)&amp;&quot;-Q&quot;&amp;[.W171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2]/0.005*100)&amp;&quot;-Q&quot;&amp;[.W172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3]/0.005*100)&amp;&quot;-Q&quot;&amp;[.W173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4]/0.005*100)&amp;&quot;-Q&quot;&amp;[.W174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5]/0.005*100)&amp;&quot;-Q&quot;&amp;[.W175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6]/0.005*100)&amp;&quot;-Q&quot;&amp;[.W176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7]/0.005*100)&amp;&quot;-Q&quot;&amp;[.W177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8]/0.005*100)&amp;&quot;-Q&quot;&amp;[.W178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9]/0.005*100)&amp;&quot;-Q&quot;&amp;[.W179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0]/0.005*100)&amp;&quot;-Q&quot;&amp;[.W180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1]/0.005*100)&amp;&quot;-Q&quot;&amp;[.W181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2]/0.005*100)&amp;&quot;-Q&quot;&amp;[.W182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3]/0.005*100)&amp;&quot;-Q&quot;&amp;[.W183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4]/0.005*100)&amp;&quot;-Q&quot;&amp;[.W184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5]/0.005*100)&amp;&quot;-Q&quot;&amp;[.W185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6]/0.005*100)&amp;&quot;-Q&quot;&amp;[.W186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7]/0.005*100)&amp;&quot;-Q&quot;&amp;[.W187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8]/0.005*100)&amp;&quot;-Q&quot;&amp;[.W188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9]/0.005*100)&amp;&quot;-Q&quot;&amp;[.W189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0]/0.005*100)&amp;&quot;-Q&quot;&amp;[.W190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1]/0.005*100)&amp;&quot;-Q&quot;&amp;[.W191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2]/0.005*100)&amp;&quot;-Q&quot;&amp;[.W192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3]/0.005*100)&amp;&quot;-Q&quot;&amp;[.W193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4]/0.005*100)&amp;&quot;-Q&quot;&amp;[.W194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5]/0.005*100)&amp;&quot;-Q&quot;&amp;[.W195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6]/0.005*100)&amp;&quot;-Q&quot;&amp;[.W196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7]/0.005*100)&amp;&quot;-Q&quot;&amp;[.W197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8]/0.005*100)&amp;&quot;-Q&quot;&amp;[.W198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9]/0.005*100)&amp;&quot;-Q&quot;&amp;[.W199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0]/0.005*100)&amp;&quot;-Q&quot;&amp;[.W200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1]/0.005*100)&amp;&quot;-Q&quot;&amp;[.W201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2]/0.005*100)&amp;&quot;-Q&quot;&amp;[.W202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3]/0.005*100)&amp;&quot;-Q&quot;&amp;[.W203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4]/0.005*100)&amp;&quot;-Q&quot;&amp;[.W204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5]/0.005*100)&amp;&quot;-Q&quot;&amp;[.W205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6]/0.005*100)&amp;&quot;-Q&quot;&amp;[.W206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7]/0.005*100)&amp;&quot;-Q&quot;&amp;[.W207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8]/0.005*100)&amp;&quot;-Q&quot;&amp;[.W208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9]/0.005*100)&amp;&quot;-Q&quot;&amp;[.W209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0]/0.005*100)&amp;&quot;-Q&quot;&amp;[.W210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1]/0.005*100)&amp;&quot;-Q&quot;&amp;[.W211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2]/0.005*100)&amp;&quot;-Q&quot;&amp;[.W212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3]/0.005*100)&amp;&quot;-Q&quot;&amp;[.W213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4]/0.005*100)&amp;&quot;-Q&quot;&amp;[.W214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5]/0.005*100)&amp;&quot;-Q&quot;&amp;[.W215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6]/0.005*100)&amp;&quot;-Q&quot;&amp;[.W216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7]/0.005*100)&amp;&quot;-Q&quot;&amp;[.W217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8]/0.005*100)&amp;&quot;-Q&quot;&amp;[.W218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9]/0.005*100)&amp;&quot;-Q&quot;&amp;[.W219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0]/0.005*100)&amp;&quot;-Q&quot;&amp;[.W220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1]/0.005*100)&amp;&quot;-Q&quot;&amp;[.W221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2]/0.005*100)&amp;&quot;-Q&quot;&amp;[.W222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3]/0.005*100)&amp;&quot;-Q&quot;&amp;[.W223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4]/0.005*100)&amp;&quot;-Q&quot;&amp;[.W224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5]/0.005*100)&amp;&quot;-Q&quot;&amp;[.W225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6]/0.005*100)&amp;&quot;-Q&quot;&amp;[.W226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7]/0.005*100)&amp;&quot;-Q&quot;&amp;[.W227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8]/0.005*100)&amp;&quot;-Q&quot;&amp;[.W228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9]/0.005*100)&amp;&quot;-Q&quot;&amp;[.W229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0]/0.005*100)&amp;&quot;-Q&quot;&amp;[.W230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1]/0.005*100)&amp;&quot;-Q&quot;&amp;[.W231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2]/0.005*100)&amp;&quot;-Q&quot;&amp;[.W232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3]/0.005*100)&amp;&quot;-Q&quot;&amp;[.W233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4]/0.005*100)&amp;&quot;-Q&quot;&amp;[.W234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5]/0.005*100)&amp;&quot;-Q&quot;&amp;[.W235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6]/0.005*100)&amp;&quot;-Q&quot;&amp;[.W236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7]/0.005*100)&amp;&quot;-Q&quot;&amp;[.W237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8]/0.005*100)&amp;&quot;-Q&quot;&amp;[.W238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9]/0.005*100)&amp;&quot;-Q&quot;&amp;[.W239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40]/0.005*100)&amp;&quot;-Q&quot;&amp;[.W240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4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41]/0.005*100)&amp;&quot;-Q&quot;&amp;[.W241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4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</table:table>
      <table:table table:name="SA_noiseles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number-columns-repeated="3" table:default-cell-style-name="Default"/>
        <table:table-column table:style-name="co21" table:default-cell-style-name="Default"/>
        <table:table-column table:style-name="co9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_model</text:p>
          </table:table-cell>
          <table:table-cell office:value-type="string" calcext:value-type="string">
            <text:p>cap_com</text:p>
          </table:table-cell>
          <table:table-cell office:value-type="string" calcext:value-type="string">
            <text:p>nei_sensing</text:p>
          </table:table-cell>
          <table:table-cell office:value-type="string" calcext:value-type="string">
            <text:p>lit_sensing</text:p>
          </table:table-cell>
          <table:table-cell office:value-type="string" calcext:value-type="string">
            <text:p>FoV</text:p>
          </table:table-cell>
          <table:table-cell office:value-type="string" calcext:value-type="string">
            <text:p>rVel</text:p>
          </table:table-cell>
          <table:table-cell office:value-type="string" calcext:value-type="string">
            <text:p>nVel</text:p>
          </table:table-cell>
          <table:table-cell office:value-type="string" calcext:value-type="string">
            <text:p>turn_prob</text:p>
          </table:table-cell>
          <table:table-cell office:value-type="string" calcext:value-type="string">
            <text:p>turn_prob_max</text:p>
          </table:table-cell>
          <table:table-cell office:value-type="string" calcext:value-type="string">
            <text:p>turn_prob_min</text:p>
          </table:table-cell>
          <table:table-cell office:value-type="string" calcext:value-type="string">
            <text:p>abandon_prob</text:p>
          </table:table-cell>
          <table:table-cell office:value-type="string" calcext:value-type="string">
            <text:p>picking_lit_du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umin</text:p>
          </table:table-cell>
          <table:table-cell office:value-type="string" calcext:value-type="string">
            <text:p>umax</text:p>
          </table:table-cell>
          <table:table-cell office:value-type="string" calcext:value-type="string">
            <text:p>n_stddev</text:p>
          </table:table-cell>
          <table:table-cell office:value-type="string" calcext:value-type="string">
            <text:p>n_mean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noise_mean</text:p>
          </table:table-cell>
          <table:table-cell office:value-type="string" calcext:value-type="string">
            <text:p>noise_std</text:p>
          </table:table-cell>
          <table:table-cell office:value-type="string" calcext:value-type="string">
            <text:p>queue_size</text:p>
          </table:table-cell>
          <table:table-cell office:value-type="string" calcext:value-type="string">
            <text:p>att_threshold</text:p>
          </table:table-cell>
          <table:table-cell office:value-type="string" calcext:value-type="string">
            <text:p>correction_mtd</text:p>
          </table:table-cell>
          <table:table-cell office:value-type="string" calcext:value-type="string">
            <text:p>escape_dist</text:p>
          </table:table-cell>
          <table:table-cell office:value-type="string" calcext:value-type="string">
            <text:p>call_scale_mult</text:p>
          </table:table-cell>
          <table:table-cell office:value-type="string" calcext:value-type="string">
            <text:p>call_scale_div</text:p>
          </table:table-cell>
          <table:table-cell office:value-type="string" calcext:value-type="string">
            <text:p>lit_threshold</text:p>
          </table:table-cell>
          <table:table-cell office:value-type="string" calcext:value-type="string">
            <text:p>repel_scale_mult</text:p>
          </table:table-cell>
          <table:table-cell office:value-type="string" calcext:value-type="string">
            <text:p>repel_scale_div</text:p>
          </table:table-cell>
          <table:table-cell office:value-type="string" calcext:value-type="string">
            <text:p>log_rate</text:p>
          </table:table-cell>
          <table:table-cell office:value-type="string" calcext:value-type="string">
            <text:p>max_step_size</text:p>
          </table:table-cell>
          <table:table-cell office:value-type="string" calcext:value-type="string">
            <text:p>exp_du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2]/0.005*100)&amp;&quot;-M&quot;&amp;[.AB2]&amp;&quot;-D&quot;&amp;[.AC2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2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2]*EXP(-([.U2]*10))+[.T2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3]/0.005*100)&amp;&quot;-M&quot;&amp;[.AB3]&amp;&quot;-D&quot;&amp;[.AC3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3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3]*EXP(-([.U3]*10))+[.T3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4]/0.005*100)&amp;&quot;-M&quot;&amp;[.AB4]&amp;&quot;-D&quot;&amp;[.AC4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4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4]*EXP(-([.U4]*10))+[.T4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5]/0.005*100)&amp;&quot;-M&quot;&amp;[.AB5]&amp;&quot;-D&quot;&amp;[.AC5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5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5]*EXP(-([.U5]*10))+[.T5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6]/0.005*100)&amp;&quot;-M&quot;&amp;[.AB6]&amp;&quot;-D&quot;&amp;[.AC6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6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6]*EXP(-([.U6]*10))+[.T6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7]/0.005*100)&amp;&quot;-M&quot;&amp;[.AB7]&amp;&quot;-D&quot;&amp;[.AC7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7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7]*EXP(-([.U7]*10))+[.T7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8]/0.005*100)&amp;&quot;-M&quot;&amp;[.AB8]&amp;&quot;-D&quot;&amp;[.AC8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8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8]*EXP(-([.U8]*10))+[.T8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9]/0.005*100)&amp;&quot;-M&quot;&amp;[.AB9]&amp;&quot;-D&quot;&amp;[.AC9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9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9]*EXP(-([.U9]*10))+[.T9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0]/0.005*100)&amp;&quot;-M&quot;&amp;[.AB10]&amp;&quot;-D&quot;&amp;[.AC10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0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10]*EXP(-([.U10]*10))+[.T10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1]/0.005*100)&amp;&quot;-M&quot;&amp;[.AB11]&amp;&quot;-D&quot;&amp;[.AC11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1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11]*EXP(-([.U11]*10))+[.T11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2]/0.005*100)&amp;&quot;-M&quot;&amp;[.AB12]&amp;&quot;-D&quot;&amp;[.AC12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2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12]*EXP(-([.U12]*10))+[.T12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3]/0.005*100)&amp;&quot;-M&quot;&amp;[.AB13]&amp;&quot;-D&quot;&amp;[.AC13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3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13]*EXP(-([.U13]*10))+[.T13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4]/0.005*100)&amp;&quot;-M&quot;&amp;[.AB14]&amp;&quot;-D&quot;&amp;[.AC14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4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14]*EXP(-([.U14]*10))+[.T14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5]/0.005*100)&amp;&quot;-M&quot;&amp;[.AB15]&amp;&quot;-D&quot;&amp;[.AC15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5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15]*EXP(-([.U15]*10))+[.T15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6]/0.005*100)&amp;&quot;-M&quot;&amp;[.AB16]&amp;&quot;-D&quot;&amp;[.AC16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6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16]*EXP(-([.U16]*10))+[.T16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7]/0.005*100)&amp;&quot;-M&quot;&amp;[.AB17]&amp;&quot;-D&quot;&amp;[.AC17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7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17]*EXP(-([.U17]*10))+[.T17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8]/0.005*100)&amp;&quot;-M&quot;&amp;[.AB18]&amp;&quot;-D&quot;&amp;[.AC18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8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18]*EXP(-([.U18]*10))+[.T18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9]/0.005*100)&amp;&quot;-M&quot;&amp;[.AB19]&amp;&quot;-D&quot;&amp;[.AC19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9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19]*EXP(-([.U19]*10))+[.T19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20]/0.005*100)&amp;&quot;-M&quot;&amp;[.AB20]&amp;&quot;-D&quot;&amp;[.AC20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20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2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20]*EXP(-([.U20]*10))+[.T20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21]/0.005*100)&amp;&quot;-M&quot;&amp;[.AB21]&amp;&quot;-D&quot;&amp;[.AC21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21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2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21]*EXP(-([.U21]*10))+[.T21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22]/0.005*100)&amp;&quot;-M&quot;&amp;[.AB22]&amp;&quot;-D&quot;&amp;[.AC22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22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2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22]*EXP(-([.U22]*10))+[.T22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23]/0.005*100)&amp;&quot;-M&quot;&amp;[.AB23]&amp;&quot;-D&quot;&amp;[.AC23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23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2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23]*EXP(-([.U23]*10))+[.T23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24]/0.005*100)&amp;&quot;-M&quot;&amp;[.AB24]&amp;&quot;-D&quot;&amp;[.AC24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24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2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24]*EXP(-([.U24]*10))+[.T24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25]/0.005*100)&amp;&quot;-M&quot;&amp;[.AB25]&amp;&quot;-D&quot;&amp;[.AC25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25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2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25]*EXP(-([.U25]*10))+[.T25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26]/0.005*100)&amp;&quot;-M&quot;&amp;[.AB26]&amp;&quot;-D&quot;&amp;[.AC26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26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2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26]*EXP(-([.U26]*10))+[.T26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27]/0.005*100)&amp;&quot;-M&quot;&amp;[.AB27]&amp;&quot;-D&quot;&amp;[.AC27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27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2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27]*EXP(-([.U27]*10))+[.T27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28]/0.005*100)&amp;&quot;-M&quot;&amp;[.AB28]&amp;&quot;-D&quot;&amp;[.AC28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28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2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28]*EXP(-([.U28]*10))+[.T28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29]/0.005*100)&amp;&quot;-M&quot;&amp;[.AB29]&amp;&quot;-D&quot;&amp;[.AC29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29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2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29]*EXP(-([.U29]*10))+[.T29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30]/0.005*100)&amp;&quot;-M&quot;&amp;[.AB30]&amp;&quot;-D&quot;&amp;[.AC30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30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3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30]*EXP(-([.U30]*10))+[.T30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31]/0.005*100)&amp;&quot;-M&quot;&amp;[.AB31]&amp;&quot;-D&quot;&amp;[.AC31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31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3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31]*EXP(-([.U31]*10))+[.T31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32]/0.005*100)&amp;&quot;-M&quot;&amp;[.AB32]&amp;&quot;-D&quot;&amp;[.AC32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32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3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32]*EXP(-([.U32]*10))+[.T32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33]/0.005*100)&amp;&quot;-M&quot;&amp;[.AB33]&amp;&quot;-D&quot;&amp;[.AC33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33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3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33]*EXP(-([.U33]*10))+[.T33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34]/0.005*100)&amp;&quot;-M&quot;&amp;[.AB34]&amp;&quot;-D&quot;&amp;[.AC34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34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3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34]*EXP(-([.U34]*10))+[.T34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35]/0.005*100)&amp;&quot;-M&quot;&amp;[.AB35]&amp;&quot;-D&quot;&amp;[.AC35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35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3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35]*EXP(-([.U35]*10))+[.T35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36]/0.005*100)&amp;&quot;-M&quot;&amp;[.AB36]&amp;&quot;-D&quot;&amp;[.AC36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36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3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36]*EXP(-([.U36]*10))+[.T36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37]/0.005*100)&amp;&quot;-M&quot;&amp;[.AB37]&amp;&quot;-D&quot;&amp;[.AC37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37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3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37]*EXP(-([.U37]*10))+[.T37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38]/0.005*100)&amp;&quot;-M&quot;&amp;[.AB38]&amp;&quot;-D&quot;&amp;[.AC38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38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3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38]*EXP(-([.U38]*10))+[.T38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39]/0.005*100)&amp;&quot;-M&quot;&amp;[.AB39]&amp;&quot;-D&quot;&amp;[.AC39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39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3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39]*EXP(-([.U39]*10))+[.T39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40]/0.005*100)&amp;&quot;-M&quot;&amp;[.AB40]&amp;&quot;-D&quot;&amp;[.AC40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40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4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40]*EXP(-([.U40]*10))+[.T40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41]/0.005*100)&amp;&quot;-M&quot;&amp;[.AB41]&amp;&quot;-D&quot;&amp;[.AC41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41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4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41]*EXP(-([.U41]*10))+[.T41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42]/0.005*100)&amp;&quot;-M&quot;&amp;[.AB42]&amp;&quot;-D&quot;&amp;[.AC42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42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4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42]*EXP(-([.U42]*10))+[.T42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43]/0.005*100)&amp;&quot;-M&quot;&amp;[.AB43]&amp;&quot;-D&quot;&amp;[.AC43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43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4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43]*EXP(-([.U43]*10))+[.T43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44]/0.005*100)&amp;&quot;-M&quot;&amp;[.AB44]&amp;&quot;-D&quot;&amp;[.AC44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44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4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44]*EXP(-([.U44]*10))+[.T44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45]/0.005*100)&amp;&quot;-M&quot;&amp;[.AB45]&amp;&quot;-D&quot;&amp;[.AC45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45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4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45]*EXP(-([.U45]*10))+[.T45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46]/0.005*100)&amp;&quot;-M&quot;&amp;[.AB46]&amp;&quot;-D&quot;&amp;[.AC46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46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4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46]*EXP(-([.U46]*10))+[.T46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47]/0.005*100)&amp;&quot;-M&quot;&amp;[.AB47]&amp;&quot;-D&quot;&amp;[.AC47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47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4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47]*EXP(-([.U47]*10))+[.T47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48]/0.005*100)&amp;&quot;-M&quot;&amp;[.AB48]&amp;&quot;-D&quot;&amp;[.AC48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48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4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48]*EXP(-([.U48]*10))+[.T48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49]/0.005*100)&amp;&quot;-M&quot;&amp;[.AB49]&amp;&quot;-D&quot;&amp;[.AC49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49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4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49]*EXP(-([.U49]*10))+[.T49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50]/0.005*100)&amp;&quot;-M&quot;&amp;[.AB50]&amp;&quot;-D&quot;&amp;[.AC50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50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5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50]*EXP(-([.U50]*10))+[.T50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51]/0.005*100)&amp;&quot;-M&quot;&amp;[.AB51]&amp;&quot;-D&quot;&amp;[.AC51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51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5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51]*EXP(-([.U51]*10))+[.T51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52]/0.005*100)&amp;&quot;-M&quot;&amp;[.AB52]&amp;&quot;-D&quot;&amp;[.AC52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52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5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52]*EXP(-([.U52]*10))+[.T52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53]/0.005*100)&amp;&quot;-M&quot;&amp;[.AB53]&amp;&quot;-D&quot;&amp;[.AC53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53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5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53]*EXP(-([.U53]*10))+[.T53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54]/0.005*100)&amp;&quot;-M&quot;&amp;[.AB54]&amp;&quot;-D&quot;&amp;[.AC54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54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5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54]*EXP(-([.U54]*10))+[.T54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55]/0.005*100)&amp;&quot;-M&quot;&amp;[.AB55]&amp;&quot;-D&quot;&amp;[.AC55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55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5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55]*EXP(-([.U55]*10))+[.T55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56]/0.005*100)&amp;&quot;-M&quot;&amp;[.AB56]&amp;&quot;-D&quot;&amp;[.AC56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56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5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56]*EXP(-([.U56]*10))+[.T56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57]/0.005*100)&amp;&quot;-M&quot;&amp;[.AB57]&amp;&quot;-D&quot;&amp;[.AC57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57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5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57]*EXP(-([.U57]*10))+[.T57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58]/0.005*100)&amp;&quot;-M&quot;&amp;[.AB58]&amp;&quot;-D&quot;&amp;[.AC58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58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5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58]*EXP(-([.U58]*10))+[.T58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59]/0.005*100)&amp;&quot;-M&quot;&amp;[.AB59]&amp;&quot;-D&quot;&amp;[.AC59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59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5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59]*EXP(-([.U59]*10))+[.T59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60]/0.005*100)&amp;&quot;-M&quot;&amp;[.AB60]&amp;&quot;-D&quot;&amp;[.AC60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60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6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60]*EXP(-([.U60]*10))+[.T60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61]/0.005*100)&amp;&quot;-M&quot;&amp;[.AB61]&amp;&quot;-D&quot;&amp;[.AC61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61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6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61]*EXP(-([.U61]*10))+[.T61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62]/0.005*100)&amp;&quot;-M&quot;&amp;[.AB62]&amp;&quot;-D&quot;&amp;[.AC62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62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6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62]*EXP(-([.U62]*10))+[.T62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63]/0.005*100)&amp;&quot;-M&quot;&amp;[.AB63]&amp;&quot;-D&quot;&amp;[.AC63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63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6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63]*EXP(-([.U63]*10))+[.T63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64]/0.005*100)&amp;&quot;-M&quot;&amp;[.AB64]&amp;&quot;-D&quot;&amp;[.AC64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64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6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64]*EXP(-([.U64]*10))+[.T64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65]/0.005*100)&amp;&quot;-M&quot;&amp;[.AB65]&amp;&quot;-D&quot;&amp;[.AC65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65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6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65]*EXP(-([.U65]*10))+[.T65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66]/0.005*100)&amp;&quot;-M&quot;&amp;[.AB66]&amp;&quot;-D&quot;&amp;[.AC66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66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6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66]*EXP(-([.U66]*10))+[.T66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67]/0.005*100)&amp;&quot;-M&quot;&amp;[.AB67]&amp;&quot;-D&quot;&amp;[.AC67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67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6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67]*EXP(-([.U67]*10))+[.T67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68]/0.005*100)&amp;&quot;-M&quot;&amp;[.AB68]&amp;&quot;-D&quot;&amp;[.AC68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68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6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68]*EXP(-([.U68]*10))+[.T68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69]/0.005*100)&amp;&quot;-M&quot;&amp;[.AB69]&amp;&quot;-D&quot;&amp;[.AC69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69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6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69]*EXP(-([.U69]*10))+[.T69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70]/0.005*100)&amp;&quot;-M&quot;&amp;[.AB70]&amp;&quot;-D&quot;&amp;[.AC70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70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7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70]*EXP(-([.U70]*10))+[.T70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71]/0.005*100)&amp;&quot;-M&quot;&amp;[.AB71]&amp;&quot;-D&quot;&amp;[.AC71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71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7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71]*EXP(-([.U71]*10))+[.T71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72]/0.005*100)&amp;&quot;-M&quot;&amp;[.AB72]&amp;&quot;-D&quot;&amp;[.AC72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72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7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72]*EXP(-([.U72]*10))+[.T72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73]/0.005*100)&amp;&quot;-M&quot;&amp;[.AB73]&amp;&quot;-D&quot;&amp;[.AC73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73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7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73]*EXP(-([.U73]*10))+[.T73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74]/0.005*100)&amp;&quot;-M&quot;&amp;[.AB74]&amp;&quot;-D&quot;&amp;[.AC74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74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7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74]*EXP(-([.U74]*10))+[.T74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75]/0.005*100)&amp;&quot;-M&quot;&amp;[.AB75]&amp;&quot;-D&quot;&amp;[.AC75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75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7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75]*EXP(-([.U75]*10))+[.T75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76]/0.005*100)&amp;&quot;-M&quot;&amp;[.AB76]&amp;&quot;-D&quot;&amp;[.AC76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76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7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76]*EXP(-([.U76]*10))+[.T76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77]/0.005*100)&amp;&quot;-M&quot;&amp;[.AB77]&amp;&quot;-D&quot;&amp;[.AC77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77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7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77]*EXP(-([.U77]*10))+[.T77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78]/0.005*100)&amp;&quot;-M&quot;&amp;[.AB78]&amp;&quot;-D&quot;&amp;[.AC78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78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7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78]*EXP(-([.U78]*10))+[.T78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79]/0.005*100)&amp;&quot;-M&quot;&amp;[.AB79]&amp;&quot;-D&quot;&amp;[.AC79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79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7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79]*EXP(-([.U79]*10))+[.T79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80]/0.005*100)&amp;&quot;-M&quot;&amp;[.AB80]&amp;&quot;-D&quot;&amp;[.AC80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80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8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80]*EXP(-([.U80]*10))+[.T80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81]/0.005*100)&amp;&quot;-M&quot;&amp;[.AB81]&amp;&quot;-D&quot;&amp;[.AC81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81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8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81]*EXP(-([.U81]*10))+[.T81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82]/0.005*100)&amp;&quot;-M&quot;&amp;[.AB82]&amp;&quot;-D&quot;&amp;[.AC82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82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8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82]*EXP(-([.U82]*10))+[.T82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83]/0.005*100)&amp;&quot;-M&quot;&amp;[.AB83]&amp;&quot;-D&quot;&amp;[.AC83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83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8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83]*EXP(-([.U83]*10))+[.T83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84]/0.005*100)&amp;&quot;-M&quot;&amp;[.AB84]&amp;&quot;-D&quot;&amp;[.AC84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84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8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84]*EXP(-([.U84]*10))+[.T84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85]/0.005*100)&amp;&quot;-M&quot;&amp;[.AB85]&amp;&quot;-D&quot;&amp;[.AC85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85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8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85]*EXP(-([.U85]*10))+[.T85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86]/0.005*100)&amp;&quot;-M&quot;&amp;[.AB86]&amp;&quot;-D&quot;&amp;[.AC86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86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8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86]*EXP(-([.U86]*10))+[.T86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87]/0.005*100)&amp;&quot;-M&quot;&amp;[.AB87]&amp;&quot;-D&quot;&amp;[.AC87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87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8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87]*EXP(-([.U87]*10))+[.T87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88]/0.005*100)&amp;&quot;-M&quot;&amp;[.AB88]&amp;&quot;-D&quot;&amp;[.AC88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88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8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88]*EXP(-([.U88]*10))+[.T88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89]/0.005*100)&amp;&quot;-M&quot;&amp;[.AB89]&amp;&quot;-D&quot;&amp;[.AC89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89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8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89]*EXP(-([.U89]*10))+[.T89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90]/0.005*100)&amp;&quot;-M&quot;&amp;[.AB90]&amp;&quot;-D&quot;&amp;[.AC90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90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9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90]*EXP(-([.U90]*10))+[.T90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91]/0.005*100)&amp;&quot;-M&quot;&amp;[.AB91]&amp;&quot;-D&quot;&amp;[.AC91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91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9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S91]*EXP(-([.U91]*10))+[.T91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92]/0.005*100)&amp;&quot;-M&quot;&amp;[.AB92]&amp;&quot;-D&quot;&amp;[.AC92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92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9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92]*EXP(-([.U92]*10))+[.T92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93]/0.005*100)&amp;&quot;-M&quot;&amp;[.AB93]&amp;&quot;-D&quot;&amp;[.AC93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93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9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93]*EXP(-([.U93]*10))+[.T93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94]/0.005*100)&amp;&quot;-M&quot;&amp;[.AB94]&amp;&quot;-D&quot;&amp;[.AC94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94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9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94]*EXP(-([.U94]*10))+[.T94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95]/0.005*100)&amp;&quot;-M&quot;&amp;[.AB95]&amp;&quot;-D&quot;&amp;[.AC95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95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9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95]*EXP(-([.U95]*10))+[.T95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96]/0.005*100)&amp;&quot;-M&quot;&amp;[.AB96]&amp;&quot;-D&quot;&amp;[.AC96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96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9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96]*EXP(-([.U96]*10))+[.T96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97]/0.005*100)&amp;&quot;-M&quot;&amp;[.AB97]&amp;&quot;-D&quot;&amp;[.AC97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97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9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97]*EXP(-([.U97]*10))+[.T97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98]/0.005*100)&amp;&quot;-M&quot;&amp;[.AB98]&amp;&quot;-D&quot;&amp;[.AC98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98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9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98]*EXP(-([.U98]*10))+[.T98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99]/0.005*100)&amp;&quot;-M&quot;&amp;[.AB99]&amp;&quot;-D&quot;&amp;[.AC99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99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9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99]*EXP(-([.U99]*10))+[.T99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00]/0.005*100)&amp;&quot;-M&quot;&amp;[.AB100]&amp;&quot;-D&quot;&amp;[.AC100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00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0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00]*EXP(-([.U100]*10))+[.T100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01]/0.005*100)&amp;&quot;-M&quot;&amp;[.AB101]&amp;&quot;-D&quot;&amp;[.AC101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01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0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01]*EXP(-([.U101]*10))+[.T101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02]/0.005*100)&amp;&quot;-M&quot;&amp;[.AB102]&amp;&quot;-D&quot;&amp;[.AC102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02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0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02]*EXP(-([.U102]*10))+[.T102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03]/0.005*100)&amp;&quot;-M&quot;&amp;[.AB103]&amp;&quot;-D&quot;&amp;[.AC103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03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0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03]*EXP(-([.U103]*10))+[.T103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04]/0.005*100)&amp;&quot;-M&quot;&amp;[.AB104]&amp;&quot;-D&quot;&amp;[.AC104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04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0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04]*EXP(-([.U104]*10))+[.T104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05]/0.005*100)&amp;&quot;-M&quot;&amp;[.AB105]&amp;&quot;-D&quot;&amp;[.AC105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05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0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05]*EXP(-([.U105]*10))+[.T105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06]/0.005*100)&amp;&quot;-M&quot;&amp;[.AB106]&amp;&quot;-D&quot;&amp;[.AC106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06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0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06]*EXP(-([.U106]*10))+[.T106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07]/0.005*100)&amp;&quot;-M&quot;&amp;[.AB107]&amp;&quot;-D&quot;&amp;[.AC107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07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0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07]*EXP(-([.U107]*10))+[.T107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08]/0.005*100)&amp;&quot;-M&quot;&amp;[.AB108]&amp;&quot;-D&quot;&amp;[.AC108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08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0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08]*EXP(-([.U108]*10))+[.T108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09]/0.005*100)&amp;&quot;-M&quot;&amp;[.AB109]&amp;&quot;-D&quot;&amp;[.AC109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09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0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09]*EXP(-([.U109]*10))+[.T109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10]/0.005*100)&amp;&quot;-M&quot;&amp;[.AB110]&amp;&quot;-D&quot;&amp;[.AC110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10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1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10]*EXP(-([.U110]*10))+[.T110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11]/0.005*100)&amp;&quot;-M&quot;&amp;[.AB111]&amp;&quot;-D&quot;&amp;[.AC111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11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1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11]*EXP(-([.U111]*10))+[.T111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12]/0.005*100)&amp;&quot;-M&quot;&amp;[.AB112]&amp;&quot;-D&quot;&amp;[.AC112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12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1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12]*EXP(-([.U112]*10))+[.T112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13]/0.005*100)&amp;&quot;-M&quot;&amp;[.AB113]&amp;&quot;-D&quot;&amp;[.AC113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13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1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13]*EXP(-([.U113]*10))+[.T113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14]/0.005*100)&amp;&quot;-M&quot;&amp;[.AB114]&amp;&quot;-D&quot;&amp;[.AC114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14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1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14]*EXP(-([.U114]*10))+[.T114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15]/0.005*100)&amp;&quot;-M&quot;&amp;[.AB115]&amp;&quot;-D&quot;&amp;[.AC115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15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1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15]*EXP(-([.U115]*10))+[.T115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16]/0.005*100)&amp;&quot;-M&quot;&amp;[.AB116]&amp;&quot;-D&quot;&amp;[.AC116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16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1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16]*EXP(-([.U116]*10))+[.T116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17]/0.005*100)&amp;&quot;-M&quot;&amp;[.AB117]&amp;&quot;-D&quot;&amp;[.AC117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17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1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17]*EXP(-([.U117]*10))+[.T117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18]/0.005*100)&amp;&quot;-M&quot;&amp;[.AB118]&amp;&quot;-D&quot;&amp;[.AC118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18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1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18]*EXP(-([.U118]*10))+[.T118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19]/0.005*100)&amp;&quot;-M&quot;&amp;[.AB119]&amp;&quot;-D&quot;&amp;[.AC119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19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1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19]*EXP(-([.U119]*10))+[.T119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20]/0.005*100)&amp;&quot;-M&quot;&amp;[.AB120]&amp;&quot;-D&quot;&amp;[.AC120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20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2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20]*EXP(-([.U120]*10))+[.T120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21]/0.005*100)&amp;&quot;-M&quot;&amp;[.AB121]&amp;&quot;-D&quot;&amp;[.AC121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21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2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21]*EXP(-([.U121]*10))+[.T121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22]/0.005*100)&amp;&quot;-M&quot;&amp;[.AB122]&amp;&quot;-D&quot;&amp;[.AC122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22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2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22]*EXP(-([.U122]*10))+[.T122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23]/0.005*100)&amp;&quot;-M&quot;&amp;[.AB123]&amp;&quot;-D&quot;&amp;[.AC123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23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2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23]*EXP(-([.U123]*10))+[.T123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24]/0.005*100)&amp;&quot;-M&quot;&amp;[.AB124]&amp;&quot;-D&quot;&amp;[.AC124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24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2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24]*EXP(-([.U124]*10))+[.T124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25]/0.005*100)&amp;&quot;-M&quot;&amp;[.AB125]&amp;&quot;-D&quot;&amp;[.AC125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25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2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25]*EXP(-([.U125]*10))+[.T125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26]/0.005*100)&amp;&quot;-M&quot;&amp;[.AB126]&amp;&quot;-D&quot;&amp;[.AC126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26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2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26]*EXP(-([.U126]*10))+[.T126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27]/0.005*100)&amp;&quot;-M&quot;&amp;[.AB127]&amp;&quot;-D&quot;&amp;[.AC127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27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2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27]*EXP(-([.U127]*10))+[.T127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28]/0.005*100)&amp;&quot;-M&quot;&amp;[.AB128]&amp;&quot;-D&quot;&amp;[.AC128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28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2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28]*EXP(-([.U128]*10))+[.T128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29]/0.005*100)&amp;&quot;-M&quot;&amp;[.AB129]&amp;&quot;-D&quot;&amp;[.AC129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29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2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29]*EXP(-([.U129]*10))+[.T129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30]/0.005*100)&amp;&quot;-M&quot;&amp;[.AB130]&amp;&quot;-D&quot;&amp;[.AC130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30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3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30]*EXP(-([.U130]*10))+[.T130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31]/0.005*100)&amp;&quot;-M&quot;&amp;[.AB131]&amp;&quot;-D&quot;&amp;[.AC131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31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3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31]*EXP(-([.U131]*10))+[.T131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32]/0.005*100)&amp;&quot;-M&quot;&amp;[.AB132]&amp;&quot;-D&quot;&amp;[.AC132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32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3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32]*EXP(-([.U132]*10))+[.T132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33]/0.005*100)&amp;&quot;-M&quot;&amp;[.AB133]&amp;&quot;-D&quot;&amp;[.AC133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33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3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33]*EXP(-([.U133]*10))+[.T133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34]/0.005*100)&amp;&quot;-M&quot;&amp;[.AB134]&amp;&quot;-D&quot;&amp;[.AC134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34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3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34]*EXP(-([.U134]*10))+[.T134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35]/0.005*100)&amp;&quot;-M&quot;&amp;[.AB135]&amp;&quot;-D&quot;&amp;[.AC135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35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3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35]*EXP(-([.U135]*10))+[.T135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36]/0.005*100)&amp;&quot;-M&quot;&amp;[.AB136]&amp;&quot;-D&quot;&amp;[.AC136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36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3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36]*EXP(-([.U136]*10))+[.T136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37]/0.005*100)&amp;&quot;-M&quot;&amp;[.AB137]&amp;&quot;-D&quot;&amp;[.AC137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37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3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37]*EXP(-([.U137]*10))+[.T137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38]/0.005*100)&amp;&quot;-M&quot;&amp;[.AB138]&amp;&quot;-D&quot;&amp;[.AC138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38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3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38]*EXP(-([.U138]*10))+[.T138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39]/0.005*100)&amp;&quot;-M&quot;&amp;[.AB139]&amp;&quot;-D&quot;&amp;[.AC139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39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3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39]*EXP(-([.U139]*10))+[.T139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40]/0.005*100)&amp;&quot;-M&quot;&amp;[.AB140]&amp;&quot;-D&quot;&amp;[.AC140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40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4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40]*EXP(-([.U140]*10))+[.T140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41]/0.005*100)&amp;&quot;-M&quot;&amp;[.AB141]&amp;&quot;-D&quot;&amp;[.AC141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41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4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41]*EXP(-([.U141]*10))+[.T141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42]/0.005*100)&amp;&quot;-M&quot;&amp;[.AB142]&amp;&quot;-D&quot;&amp;[.AC142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42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4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42]*EXP(-([.U142]*10))+[.T142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43]/0.005*100)&amp;&quot;-M&quot;&amp;[.AB143]&amp;&quot;-D&quot;&amp;[.AC143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43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4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43]*EXP(-([.U143]*10))+[.T143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44]/0.005*100)&amp;&quot;-M&quot;&amp;[.AB144]&amp;&quot;-D&quot;&amp;[.AC144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44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4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44]*EXP(-([.U144]*10))+[.T144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45]/0.005*100)&amp;&quot;-M&quot;&amp;[.AB145]&amp;&quot;-D&quot;&amp;[.AC145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45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4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45]*EXP(-([.U145]*10))+[.T145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46]/0.005*100)&amp;&quot;-M&quot;&amp;[.AB146]&amp;&quot;-D&quot;&amp;[.AC146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46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4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46]*EXP(-([.U146]*10))+[.T146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47]/0.005*100)&amp;&quot;-M&quot;&amp;[.AB147]&amp;&quot;-D&quot;&amp;[.AC147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47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4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47]*EXP(-([.U147]*10))+[.T147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48]/0.005*100)&amp;&quot;-M&quot;&amp;[.AB148]&amp;&quot;-D&quot;&amp;[.AC148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48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4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48]*EXP(-([.U148]*10))+[.T148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49]/0.005*100)&amp;&quot;-M&quot;&amp;[.AB149]&amp;&quot;-D&quot;&amp;[.AC149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49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4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49]*EXP(-([.U149]*10))+[.T149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50]/0.005*100)&amp;&quot;-M&quot;&amp;[.AB150]&amp;&quot;-D&quot;&amp;[.AC150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50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5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50]*EXP(-([.U150]*10))+[.T150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W151]/0.005*100)&amp;&quot;-M&quot;&amp;[.AB151]&amp;&quot;-D&quot;&amp;[.AC151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[.G151]/2" office:value-type="float" office:value="5" calcext:value-type="float">
            <text:p>5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I15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S151]*EXP(-([.U151]*10))+[.T151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</table:table>
      <table:table table:name="params-noisy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number-columns-repeated="2" table:default-cell-style-name="Default"/>
        <table:table-column table:style-name="co21" table:default-cell-style-name="Default"/>
        <table:table-column table:style-name="co9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_model</text:p>
          </table:table-cell>
          <table:table-cell office:value-type="string" calcext:value-type="string">
            <text:p>cap_com</text:p>
          </table:table-cell>
          <table:table-cell office:value-type="string" calcext:value-type="string">
            <text:p>nei_sensing</text:p>
          </table:table-cell>
          <table:table-cell office:value-type="string" calcext:value-type="string">
            <text:p>lit_sensing</text:p>
          </table:table-cell>
          <table:table-cell office:value-type="string" calcext:value-type="string">
            <text:p>FoV</text:p>
          </table:table-cell>
          <table:table-cell office:value-type="string" calcext:value-type="string">
            <text:p>rVel</text:p>
          </table:table-cell>
          <table:table-cell office:value-type="string" calcext:value-type="string">
            <text:p>turn_prob</text:p>
          </table:table-cell>
          <table:table-cell office:value-type="string" calcext:value-type="string">
            <text:p>turn_prob_max</text:p>
          </table:table-cell>
          <table:table-cell office:value-type="string" calcext:value-type="string">
            <text:p>turn_prob_min</text:p>
          </table:table-cell>
          <table:table-cell office:value-type="string" calcext:value-type="string">
            <text:p>abandon_prob</text:p>
          </table:table-cell>
          <table:table-cell office:value-type="string" calcext:value-type="string">
            <text:p>picking_lit_du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umin</text:p>
          </table:table-cell>
          <table:table-cell office:value-type="string" calcext:value-type="string">
            <text:p>umax</text:p>
          </table:table-cell>
          <table:table-cell office:value-type="string" calcext:value-type="string">
            <text:p>n_stddev</text:p>
          </table:table-cell>
          <table:table-cell office:value-type="string" calcext:value-type="string">
            <text:p>n_mean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noise_mean</text:p>
          </table:table-cell>
          <table:table-cell office:value-type="string" calcext:value-type="string">
            <text:p>noise_std</text:p>
          </table:table-cell>
          <table:table-cell office:value-type="string" calcext:value-type="string">
            <text:p>queue_size</text:p>
          </table:table-cell>
          <table:table-cell office:value-type="string" calcext:value-type="string">
            <text:p>correction_mtd</text:p>
          </table:table-cell>
          <table:table-cell office:value-type="string" calcext:value-type="string">
            <text:p>escape_dist</text:p>
          </table:table-cell>
          <table:table-cell office:value-type="string" calcext:value-type="string">
            <text:p>call_scale_mult</text:p>
          </table:table-cell>
          <table:table-cell office:value-type="string" calcext:value-type="string">
            <text:p>call_scale_div</text:p>
          </table:table-cell>
          <table:table-cell office:value-type="string" calcext:value-type="string">
            <text:p>lit_threshold</text:p>
          </table:table-cell>
          <table:table-cell office:value-type="string" calcext:value-type="string">
            <text:p>repel_scale_mult</text:p>
          </table:table-cell>
          <table:table-cell office:value-type="string" calcext:value-type="string">
            <text:p>repel_scale_div</text:p>
          </table:table-cell>
          <table:table-cell office:value-type="string" calcext:value-type="string">
            <text:p>log_rate</text:p>
          </table:table-cell>
          <table:table-cell office:value-type="string" calcext:value-type="string">
            <text:p>max_step_siz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]/0.005*100)&amp;&quot;pct-qsize&quot;&amp;[.W2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]/0.005*100)&amp;&quot;pct-qsize&quot;&amp;[.W3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]/0.005*100)&amp;&quot;pct-qsize&quot;&amp;[.W4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]/0.005*100)&amp;&quot;pct-qsize&quot;&amp;[.W5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6]/0.005*100)&amp;&quot;pct-qsize&quot;&amp;[.W6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7]/0.005*100)&amp;&quot;pct-qsize&quot;&amp;[.W7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8]/0.005*100)&amp;&quot;pct-qsize&quot;&amp;[.W8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9]/0.005*100)&amp;&quot;pct-qsize&quot;&amp;[.W9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10]/0.005*100)&amp;&quot;pct-qsize&quot;&amp;[.W10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11]/0.005*100)&amp;&quot;pct-qsize&quot;&amp;[.W11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12]/0.005*100)&amp;&quot;pct-qsize&quot;&amp;[.W12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13]/0.005*100)&amp;&quot;pct-qsize&quot;&amp;[.W13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14]/0.005*100)&amp;&quot;pct-qsize&quot;&amp;[.W14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15]/0.005*100)&amp;&quot;pct-qsize&quot;&amp;[.W15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16]/0.005*100)&amp;&quot;pct-qsize&quot;&amp;[.W16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17]/0.005*100)&amp;&quot;pct-qsize&quot;&amp;[.W17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18]/0.005*100)&amp;&quot;pct-qsize&quot;&amp;[.W18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19]/0.005*100)&amp;&quot;pct-qsize&quot;&amp;[.W19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0]/0.005*100)&amp;&quot;pct-qsize&quot;&amp;[.W20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1]/0.005*100)&amp;&quot;pct-qsize&quot;&amp;[.W21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2]/0.005*100)&amp;&quot;pct-qsize&quot;&amp;[.W22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3]/0.005*100)&amp;&quot;pct-qsize&quot;&amp;[.W23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4]/0.005*100)&amp;&quot;pct-qsize&quot;&amp;[.W24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5]/0.005*100)&amp;&quot;pct-qsize&quot;&amp;[.W25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6]/0.005*100)&amp;&quot;pct-qsize&quot;&amp;[.W26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7]/0.005*100)&amp;&quot;pct-qsize&quot;&amp;[.W27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8]/0.005*100)&amp;&quot;pct-qsize&quot;&amp;[.W28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9]/0.005*100)&amp;&quot;pct-qsize&quot;&amp;[.W29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0]/0.005*100)&amp;&quot;pct-qsize&quot;&amp;[.W30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1]/0.005*100)&amp;&quot;pct-qsize&quot;&amp;[.W31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2]/0.005*100)&amp;&quot;pct-qsize&quot;&amp;[.W32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3]/0.005*100)&amp;&quot;pct-qsize&quot;&amp;[.W33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4]/0.005*100)&amp;&quot;pct-qsize&quot;&amp;[.W34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5]/0.005*100)&amp;&quot;pct-qsize&quot;&amp;[.W35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6]/0.005*100)&amp;&quot;pct-qsize&quot;&amp;[.W36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7]/0.005*100)&amp;&quot;pct-qsize&quot;&amp;[.W37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8]/0.005*100)&amp;&quot;pct-qsize&quot;&amp;[.W38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9]/0.005*100)&amp;&quot;pct-qsize&quot;&amp;[.W39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0]/0.005*100)&amp;&quot;pct-qsize&quot;&amp;[.W40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1]/0.005*100)&amp;&quot;pct-qsize&quot;&amp;[.W41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2]/0.005*100)&amp;&quot;pct-qsize&quot;&amp;[.W42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3]/0.005*100)&amp;&quot;pct-qsize&quot;&amp;[.W43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4]/0.005*100)&amp;&quot;pct-qsize&quot;&amp;[.W44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5]/0.005*100)&amp;&quot;pct-qsize&quot;&amp;[.W45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6]/0.005*100)&amp;&quot;pct-qsize&quot;&amp;[.W46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7]/0.005*100)&amp;&quot;pct-qsize&quot;&amp;[.W47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8]/0.005*100)&amp;&quot;pct-qsize&quot;&amp;[.W48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9]/0.005*100)&amp;&quot;pct-qsize&quot;&amp;[.W49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0]/0.005*100)&amp;&quot;pct-qsize&quot;&amp;[.W50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1]/0.005*100)&amp;&quot;pct-qsize&quot;&amp;[.W51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2]/0.005*100)&amp;&quot;pct-qsize&quot;&amp;[.W52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3]/0.005*100)&amp;&quot;pct-qsize&quot;&amp;[.W53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4]/0.005*100)&amp;&quot;pct-qsize&quot;&amp;[.W54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5]/0.005*100)&amp;&quot;pct-qsize&quot;&amp;[.W55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6]/0.005*100)&amp;&quot;pct-qsize&quot;&amp;[.W56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7]/0.005*100)&amp;&quot;pct-qsize&quot;&amp;[.W57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8]/0.005*100)&amp;&quot;pct-qsize&quot;&amp;[.W58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9]/0.005*100)&amp;&quot;pct-qsize&quot;&amp;[.W59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60]/0.005*100)&amp;&quot;pct-qsize&quot;&amp;[.W60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61]/0.005*100)&amp;&quot;pct-qsize&quot;&amp;[.W61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9">00/00/0000</text:date>, <text:time style:data-style-name="N2" text:time-value="09:00:54.4721124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9T09:01:37.868220694</dc:date>
    <meta:editing-duration>PT12H18M25S</meta:editing-duration>
    <meta:editing-cycles>112</meta:editing-cycles>
    <meta:generator>LibreOffice/5.1.6.2$Linux_X86_64 LibreOffice_project/10m0$Build-2</meta:generator>
    <meta:document-statistic meta:table-count="3" meta:cell-count="15402" meta:object-count="0"/>
  </office:meta>
</office:document-meta>
</file>